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3.5pt" style:font-size-asian="13.5pt" style:font-size-complex="13.5pt"/>
    </style:style>
    <style:style style:name="P5" style:family="paragraph" style:parent-style-name="Standard">
      <style:text-properties fo:font-size="15pt" style:font-size-asian="15pt" style:font-size-complex="15pt"/>
    </style:style>
    <style:style style:name="P6" style:family="paragraph" style:parent-style-name="Standard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ctype.h&gt;</text:p>
      <text:p text:style-name="Standard"/>
      <text:p text:style-name="Standard">#define MAX_SIZE 100</text:p>
      <text:p text:style-name="Standard"/>
      <text:p text:style-name="Standard">struct Node {</text:p>
      <text:p text:style-name="Standard"><text:s text:c="4"/>char data;</text:p>
      <text:p text:style-name="Standard"><text:s text:c="4"/>struct Node *left;</text:p>
      <text:p text:style-name="Standard"><text:s text:c="4"/>struct Node *right;</text:p>
      <text:p text:style-name="Standard">};</text:p>
      <text:p text:style-name="Standard"/>
      <text:p text:style-name="Standard">struct Node *stack[MAX_SIZE];</text:p>
      <text:p text:style-name="Standard">int top = -1;</text:p>
      <text:p text:style-name="Standard"/>
      <text:p text:style-name="Standard">void pushNode(struct Node *item) {</text:p>
      <text:p text:style-name="Standard"><text:s text:c="4"/>if (top &gt;= MAX_SIZE - 1) {</text:p>
      <text:p text:style-name="Standard"><text:tab/>printf("Overflow!!");</text:p>
      <text:p text:style-name="Standard"><text:s text:c="4"/>} else {</text:p>
      <text:p text:style-name="Standard"><text:s text:c="8"/>top++;</text:p>
      <text:p text:style-name="Standard"><text:s text:c="8"/>stack[top] = item;</text:p>
      <text:p text:style-name="Standard"><text:s text:c="4"/>}</text:p>
      <text:p text:style-name="Standard">}</text:p>
      <text:p text:style-name="Standard"/>
      <text:p text:style-name="Standard">struct Node *popNode() {</text:p>
      <text:p text:style-name="Standard"><text:s text:c="4"/>if (top &lt; 0) {</text:p>
      <text:p text:style-name="Standard"><text:s text:c="8"/>return NULL;</text:p>
      <text:p text:style-name="Standard"><text:s text:c="4"/>} else {</text:p>
      <text:p text:style-name="Standard"><text:s text:c="8"/>struct Node *item = stack[top];</text:p>
      <text:p text:style-name="Standard"><text:s text:c="8"/>top--;</text:p>
      <text:p text:style-name="Standard"><text:s text:c="8"/>return item;</text:p>
      <text:p text:style-name="Standard"><text:s text:c="4"/>}</text:p>
      <text:p text:style-name="Standard">}</text:p>
      <text:p text:style-name="Standard"/>
      <text:p text:style-name="Standard">char operatorStack[MAX_SIZE];</text:p>
      <text:p text:style-name="Standard">int opTop = -1;</text:p>
      <text:p text:style-name="Standard"/>
      <text:p text:style-name="Standard">void pushOp(char item) {</text:p>
      <text:p text:style-name="Standard"><text:s text:c="4"/>opTop++;</text:p>
      <text:p text:style-name="Standard"><text:s text:c="4"/>operatorStack[opTop] = item;</text:p>
      <text:p text:style-name="Standard">}</text:p>
      <text:p text:style-name="Standard"/>
      <text:p text:style-name="Standard">char popOp() {</text:p>
      <text:p text:style-name="Standard"><text:s text:c="4"/>if (opTop &lt; 0) {</text:p>
      <text:p text:style-name="Standard"><text:s text:c="8"/>return '\0';</text:p>
      <text:p text:style-name="Standard"><text:s text:c="4"/>} else {</text:p>
      <text:p text:style-name="Standard"><text:s text:c="8"/>char item = operatorStack[opTop];</text:p>
      <text:p text:style-name="Standard"><text:s text:c="8"/>opTop--;</text:p>
      <text:p text:style-name="Standard"><text:s text:c="8"/>return item;</text:p>
      <text:p text:style-name="Standard"><text:s text:c="4"/>}</text:p>
      <text:p text:style-name="Standard"><text:soft-page-break/>}</text:p>
      <text:p text:style-name="Standard"/>
      <text:p text:style-name="Standard">char peekOp() {</text:p>
      <text:p text:style-name="Standard"><text:s text:c="4"/>if (opTop &lt; 0) {</text:p>
      <text:p text:style-name="Standard"><text:s text:c="8"/>return '\0';</text:p>
      <text:p text:style-name="Standard"><text:s text:c="4"/>} else {</text:p>
      <text:p text:style-name="Standard"><text:s text:c="8"/>return operatorStack[opTop];</text:p>
      <text:p text:style-name="Standard"><text:s text:c="4"/>}</text:p>
      <text:p text:style-name="Standard">}</text:p>
      <text:p text:style-name="Standard"/>
      <text:p text:style-name="Standard">struct Node *newNode(char val) {</text:p>
      <text:p text:style-name="Standard"><text:s text:c="4"/>struct Node *temp = (struct Node *)malloc(sizeof(struct Node));</text:p>
      <text:p text:style-name="Standard"><text:s text:c="4"/>temp-&gt;data = val;</text:p>
      <text:p text:style-name="Standard"><text:s text:c="4"/>temp-&gt;left = NULL;</text:p>
      <text:p text:style-name="Standard"><text:s text:c="4"/>temp-&gt;right = NULL;</text:p>
      <text:p text:style-name="Standard"><text:s text:c="4"/>return temp;</text:p>
      <text:p text:style-name="Standard">}</text:p>
      <text:p text:style-name="Standard"/>
      <text:p text:style-name="Standard">int isOperator(char ch) {</text:p>
      <text:p text:style-name="Standard"><text:s text:c="4"/>return (ch == '+' || ch == '-' || ch == '*' || ch == '/');</text:p>
      <text:p text:style-name="Standard">}</text:p>
      <text:p text:style-name="Standard"/>
      <text:p text:style-name="Standard">int precedence(char ch) {</text:p>
      <text:p text:style-name="Standard"><text:s text:c="4"/>switch (ch) {</text:p>
      <text:p text:style-name="Standard"><text:s text:c="8"/>case '+':</text:p>
      <text:p text:style-name="Standard"><text:s text:c="8"/>case '-':</text:p>
      <text:p text:style-name="Standard"><text:s text:c="12"/>return 1;</text:p>
      <text:p text:style-name="Standard"><text:s text:c="8"/>case '*':</text:p>
      <text:p text:style-name="Standard"><text:s text:c="8"/>case '/':</text:p>
      <text:p text:style-name="Standard"><text:s text:c="12"/>return 2;</text:p>
      <text:p text:style-name="Standard"><text:s text:c="8"/>default:</text:p>
      <text:p text:style-name="Standard"><text:s text:c="12"/>return 0;</text:p>
      <text:p text:style-name="Standard"><text:s text:c="4"/>}</text:p>
      <text:p text:style-name="Standard">}</text:p>
      <text:p text:style-name="Standard"/>
      <text:p text:style-name="Standard">void processOperator(char op) {</text:p>
      <text:p text:style-name="Standard"><text:s text:c="4"/>struct Node *opNode = newNode(op);</text:p>
      <text:p text:style-name="Standard"><text:s text:c="4"/>opNode-&gt;right = popNode();</text:p>
      <text:p text:style-name="Standard"><text:s text:c="4"/>opNode-&gt;left = popNode();</text:p>
      <text:p text:style-name="Standard"><text:s text:c="4"/>pushNode(opNode);</text:p>
      <text:p text:style-name="Standard">}</text:p>
      <text:p text:style-name="Standard"/>
      <text:p text:style-name="Standard">struct Node *buildExpressionTree(char *infix) {</text:p>
      <text:p text:style-name="Standard"><text:s text:c="4"/>int i = 0;</text:p>
      <text:p text:style-name="Standard"><text:s text:c="4"/>char item;</text:p>
      <text:p text:style-name="Standard"/>
      <text:p text:style-name="Standard"><text:s text:c="4"/>while ((item = infix[i]) != '\0') {</text:p>
      <text:p text:style-name="Standard"><text:s text:c="8"/>if (isalnum(item)) {</text:p>
      <text:p text:style-name="Standard"><text:s text:c="12"/>pushNode(newNode(item));</text:p>
      <text:p text:style-name="Standard"><text:s text:c="8"/>} else if (item == '(') {</text:p>
      <text:p text:style-name="Standard"><text:s text:c="12"/>pushOp(item);</text:p>
      <text:p text:style-name="Standard"><text:s text:c="8"/>} else if (isOperator(item)) {</text:p>
      <text:p text:style-name="Standard"><text:soft-page-break/><text:s text:c="12"/>while (opTop &gt;= 0 &amp;&amp; peekOp() != '(' &amp;&amp; precedence(peekOp()) &gt;= precedence(item)) {</text:p>
      <text:p text:style-name="Standard"><text:s text:c="16"/>processOperator(popOp());</text:p>
      <text:p text:style-name="Standard"><text:s text:c="12"/>}</text:p>
      <text:p text:style-name="Standard"><text:s text:c="12"/>pushOp(item);</text:p>
      <text:p text:style-name="Standard"><text:s text:c="8"/>} else if (item == ')') {</text:p>
      <text:p text:style-name="Standard"><text:s text:c="12"/>while (opTop &gt;= 0 &amp;&amp; peekOp() != '(') {</text:p>
      <text:p text:style-name="Standard"><text:s text:c="16"/>processOperator(popOp());</text:p>
      <text:p text:style-name="Standard"><text:s text:c="12"/>}</text:p>
      <text:p text:style-name="Standard"><text:s text:c="12"/>if (opTop &gt;= 0 &amp;&amp; peekOp() == '(') {</text:p>
      <text:p text:style-name="Standard"><text:s text:c="16"/>popOp(); </text:p>
      <text:p text:style-name="Standard"><text:s text:c="12"/>}</text:p>
      <text:p text:style-name="Standard"><text:s text:c="8"/>}</text:p>
      <text:p text:style-name="Standard"><text:s text:c="8"/>i++;</text:p>
      <text:p text:style-name="Standard"><text:s text:c="4"/>}</text:p>
      <text:p text:style-name="Standard"/>
      <text:p text:style-name="Standard"><text:s text:c="4"/>while (opTop &gt;= 0) {</text:p>
      <text:p text:style-name="Standard"><text:s text:c="8"/>processOperator(popOp());</text:p>
      <text:p text:style-name="Standard"><text:s text:c="4"/>}</text:p>
      <text:p text:style-name="Standard"/>
      <text:p text:style-name="Standard"><text:s text:c="4"/>return popNode();</text:p>
      <text:p text:style-name="Standard">}</text:p>
      <text:p text:style-name="Standard"/>
      <text:p text:style-name="Standard">void postOrderTraversal(struct Node *root) {</text:p>
      <text:p text:style-name="Standard"><text:s text:c="4"/>if (root == NULL) {</text:p>
      <text:p text:style-name="Standard"><text:s text:c="8"/>return;</text:p>
      <text:p text:style-name="Standard"><text:s text:c="4"/>}</text:p>
      <text:p text:style-name="Standard"><text:s text:c="4"/>postOrderTraversal(root-&gt;left);</text:p>
      <text:p text:style-name="Standard"><text:s text:c="4"/>postOrderTraversal(root-&gt;right);</text:p>
      <text:p text:style-name="Standard"><text:s text:c="4"/>printf("%c", root-&gt;data);</text:p>
      <text:p text:style-name="Standard">}</text:p>
      <text:p text:style-name="Standard"/>
      <text:p text:style-name="Standard">int main() {</text:p>
      <text:p text:style-name="Standard"><text:s text:c="4"/>char infix[MAX_SIZE] = "a*b+c";</text:p>
      <text:p text:style-name="Standard"><text:s text:c="4"/>printf("Infix Expression: %s\n", infix);</text:p>
      <text:p text:style-name="Standard"><text:s text:c="4"/>struct Node *root = buildExpressionTree(infix);</text:p>
      <text:p text:style-name="Standard"><text:s text:c="4"/>printf("Postfix Expression: ");</text:p>
      <text:p text:style-name="Standard"><text:s text:c="4"/>postOrderTraversal(root);</text:p>
      <text:p text:style-name="Standard"><text:s text:c="4"/>printf("\n");</text:p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><text:soft-page-break/>#include &lt;stdio.h&gt;</text:p>
      <text:p text:style-name="Standard">#include &lt;stdlib.h&gt;</text:p>
      <text:p text:style-name="Standard">#include &lt;string.h&gt;</text:p>
      <text:p text:style-name="Standard"/>
      <text:p text:style-name="Standard">struct Node {</text:p>
      <text:p text:style-name="Standard"><text:s text:c="4"/>char url[100];</text:p>
      <text:p text:style-name="Standard"><text:s text:c="4"/>struct Node* prev;</text:p>
      <text:p text:style-name="Standard"><text:s text:c="4"/>struct Node* next;</text:p>
      <text:p text:style-name="Standard">};</text:p>
      <text:p text:style-name="Standard"/>
      <text:p text:style-name="Standard">void visitNewPage(struct Node** current);</text:p>
      <text:p text:style-name="Standard">void goBack(struct Node** current);</text:p>
      <text:p text:style-name="Standard">void goForward(struct Node** current);</text:p>
      <text:p text:style-name="Standard">void displayCurrentPage(struct Node* current);</text:p>
      <text:p text:style-name="Standard"/>
      <text:p text:style-name="Standard">int main() {</text:p>
      <text:p text:style-name="Standard"><text:s text:c="4"/>struct Node* current = NULL;</text:p>
      <text:p text:style-name="Standard"><text:s text:c="4"/>int choice;</text:p>
      <text:p text:style-name="Standard"/>
      <text:p text:style-name="Standard"><text:s text:c="4"/>while (1) {</text:p>
      <text:p text:style-name="Standard"><text:s text:c="8"/>printf("\nBrowser Navigation Menu:\n");</text:p>
      <text:p text:style-name="Standard"><text:s text:c="8"/>printf("1. Visit New Page\n");</text:p>
      <text:p text:style-name="Standard"><text:s text:c="8"/>printf("2. Go Back\n");</text:p>
      <text:p text:style-name="Standard"><text:s text:c="8"/>printf("3. Go Forward\n");</text:p>
      <text:p text:style-name="Standard"><text:s text:c="8"/>printf("4. Display Current Page\n");</text:p>
      <text:p text:style-name="Standard"><text:s text:c="8"/>printf("5. Exit\n");</text:p>
      <text:p text:style-name="Standard"><text:s text:c="8"/>printf("Enter your choice: ");</text:p>
      <text:p text:style-name="Standard"><text:s text:c="8"/>scanf("%d", &amp;choice);</text:p>
      <text:p text:style-name="Standard"/>
      <text:p text:style-name="Standard"><text:s text:c="8"/>switch (choice) {</text:p>
      <text:p text:style-name="Standard"><text:s text:c="12"/>case 1:</text:p>
      <text:p text:style-name="Standard"><text:s text:c="16"/>visitNewPage(&amp;current);</text:p>
      <text:p text:style-name="Standard"><text:s text:c="16"/>break;</text:p>
      <text:p text:style-name="Standard"><text:s text:c="12"/>case 2:</text:p>
      <text:p text:style-name="Standard"><text:s text:c="16"/>goBack(&amp;current);</text:p>
      <text:p text:style-name="Standard"><text:s text:c="16"/>break;</text:p>
      <text:p text:style-name="Standard"><text:s text:c="12"/>case 3:</text:p>
      <text:p text:style-name="Standard"><text:s text:c="16"/>goForward(&amp;current);</text:p>
      <text:p text:style-name="Standard"><text:s text:c="16"/>break;</text:p>
      <text:p text:style-name="Standard"><text:s text:c="12"/>case 4:</text:p>
      <text:p text:style-name="Standard"><text:s text:c="16"/>displayCurrentPage(current);</text:p>
      <text:p text:style-name="Standard"><text:s text:c="16"/>break;</text:p>
      <text:p text:style-name="Standard"><text:s text:c="12"/>case 5:</text:p>
      <text:p text:style-name="Standard"><text:s text:c="16"/>printf("Exiting Browser Simulation\n");</text:p>
      <text:p text:style-name="Standard"><text:s text:c="16"/>return 0;</text:p>
      <text:p text:style-name="Standard"><text:s text:c="12"/>default:</text:p>
      <text:p text:style-name="Standard"><text:s text:c="16"/>printf("Invalid choice. Please try again.\n");</text:p>
      <text:p text:style-name="Standard"><text:s text:c="8"/>}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><text:soft-page-break/></text:p>
      <text:p text:style-name="Standard">void visitNewPage(struct Node** current) {</text:p>
      <text:p text:style-name="Standard"><text:s text:c="4"/>struct Node* newNode = (struct Node*)malloc(sizeof(struct Node));</text:p>
      <text:p text:style-name="Standard"><text:s text:c="4"/>char url[100];</text:p>
      <text:p text:style-name="Standard"/>
      <text:p text:style-name="Standard"><text:s text:c="4"/>printf("Enter the URL of the new page: ");</text:p>
      <text:p text:style-name="Standard"><text:s text:c="4"/>scanf("%s", url);</text:p>
      <text:p text:style-name="Standard"><text:s text:c="4"/>strcpy(newNode-&gt;url, url);</text:p>
      <text:p text:style-name="Standard"/>
      <text:p text:style-name="Standard"><text:s text:c="4"/>newNode-&gt;prev = *current;</text:p>
      <text:p text:style-name="Standard"><text:s text:c="4"/>newNode-&gt;next = NULL;</text:p>
      <text:p text:style-name="Standard"/>
      <text:p text:style-name="Standard"><text:s text:c="4"/>if (*current != NULL) {</text:p>
      <text:p text:style-name="Standard"><text:s text:c="8"/>(*current)-&gt;next = newNode;</text:p>
      <text:p text:style-name="Standard"><text:s text:c="4"/>}</text:p>
      <text:p text:style-name="Standard"/>
      <text:p text:style-name="Standard"><text:s text:c="4"/>*current = newNode;</text:p>
      <text:p text:style-name="Standard"/>
      <text:p text:style-name="Standard"><text:s text:c="4"/>printf("Visited: %s\n", url);</text:p>
      <text:p text:style-name="Standard">}</text:p>
      <text:p text:style-name="Standard"/>
      <text:p text:style-name="Standard">void goBack(struct Node** current) {</text:p>
      <text:p text:style-name="Standard"><text:s text:c="4"/>if (*current == NULL || (*current)-&gt;prev == NULL) {</text:p>
      <text:p text:style-name="Standard"><text:s text:c="8"/>printf("Cannot go back.\n");</text:p>
      <text:p text:style-name="Standard"><text:s text:c="4"/>} else {</text:p>
      <text:p text:style-name="Standard"><text:s text:c="8"/>*current = (*current)-&gt;prev;</text:p>
      <text:p text:style-name="Standard"><text:s text:c="8"/>printf("Moved back to: %s\n", (*current)-&gt;url);</text:p>
      <text:p text:style-name="Standard"><text:s text:c="4"/>}</text:p>
      <text:p text:style-name="Standard">}</text:p>
      <text:p text:style-name="Standard"/>
      <text:p text:style-name="Standard">void goForward(struct Node** current) {</text:p>
      <text:p text:style-name="Standard"><text:s text:c="4"/>if (*current == NULL || (*current)-&gt;next == NULL) {</text:p>
      <text:p text:style-name="Standard"><text:s text:c="8"/>printf("Cannot go forward.\n");</text:p>
      <text:p text:style-name="Standard"><text:s text:c="4"/>} else {</text:p>
      <text:p text:style-name="Standard"><text:s text:c="8"/>*current = (*current)-&gt;next;</text:p>
      <text:p text:style-name="Standard"><text:s text:c="8"/>printf("Moved forward to: %s\n", (*current)-&gt;url);</text:p>
      <text:p text:style-name="Standard"><text:s text:c="4"/>}</text:p>
      <text:p text:style-name="Standard">}</text:p>
      <text:p text:style-name="Standard"/>
      <text:p text:style-name="Standard">void displayCurrentPage(struct Node* current) {</text:p>
      <text:p text:style-name="Standard"><text:s text:c="4"/>if (current == NULL) {</text:p>
      <text:p text:style-name="Standard"><text:s text:c="8"/>printf("No page visited yet.\n");</text:p>
      <text:p text:style-name="Standard"><text:s text:c="4"/>} else {</text:p>
      <text:p text:style-name="Standard"><text:s text:c="8"/>printf("Current Page: %s\n", current-&gt;url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#include &lt;stdio.h&gt;</text:p>
      <text:p text:style-name="P2">#include &lt;stdlib.h&gt;</text:p>
      <text:p text:style-name="P2"/>
      <text:p text:style-name="P2">struct PolyNode {</text:p>
      <text:p text:style-name="P2"><text:s text:c="4"/>int coeff;</text:p>
      <text:p text:style-name="P2"><text:s text:c="4"/>int pow;</text:p>
      <text:p text:style-name="P2"><text:s text:c="4"/>struct PolyNode* next;</text:p>
      <text:p text:style-name="P2">};</text:p>
      <text:p text:style-name="P2"/>
      <text:p text:style-name="P2">struct PolyNode* createNode(int coeff, int pow) {</text:p>
      <text:p text:style-name="P2"><text:s text:c="4"/>struct PolyNode* newNode = (struct PolyNode*)malloc(sizeof(struct PolyNode));</text:p>
      <text:p text:style-name="P2"><text:s text:c="4"/>newNode-&gt;coeff = coeff;</text:p>
      <text:p text:style-name="P2"><text:s text:c="4"/>newNode-&gt;pow = pow;</text:p>
      <text:p text:style-name="P2"><text:s text:c="4"/>newNode-&gt;next = NULL;</text:p>
      <text:p text:style-name="P2"><text:s text:c="4"/>return newNode;</text:p>
      <text:p text:style-name="P2">}</text:p>
      <text:p text:style-name="P2"/>
      <text:p text:style-name="P2">void insertTerm(struct PolyNode** poly, int coeff, int pow) {</text:p>
      <text:p text:style-name="P2"><text:s text:c="4"/>struct PolyNode* newNode = createNode(coeff, pow);</text:p>
      <text:p text:style-name="P2"><text:s text:c="4"/>if (*poly == NULL) {</text:p>
      <text:p text:style-name="P2"><text:s text:c="8"/>*poly = newNode;</text:p>
      <text:p text:style-name="P2"><text:s text:c="4"/>} else {</text:p>
      <text:p text:style-name="P2"><text:s text:c="8"/>struct PolyNode* temp = *poly;</text:p>
      <text:p text:style-name="P2"><text:s text:c="8"/>while (temp-&gt;next != NULL)</text:p>
      <text:p text:style-name="P2"><text:s text:c="12"/>temp = temp-&gt;next;</text:p>
      <text:p text:style-name="P2"><text:s text:c="8"/>temp-&gt;next = newNode;</text:p>
      <text:p text:style-name="P2"><text:s text:c="4"/>}</text:p>
      <text:p text:style-name="P2">}</text:p>
      <text:p text:style-name="P2"/>
      <text:p text:style-name="P2">void displayPoly(struct PolyNode* poly) {</text:p>
      <text:p text:style-name="P2"><text:s text:c="4"/>while (poly != NULL) {</text:p>
      <text:p text:style-name="P2"><text:s text:c="8"/>printf("%dx^%d", poly-&gt;coeff, poly-&gt;pow);</text:p>
      <text:p text:style-name="P2"><text:s text:c="8"/>poly = poly-&gt;next;</text:p>
      <text:p text:style-name="P2"><text:s text:c="8"/>if (poly != NULL)</text:p>
      <text:p text:style-name="P2"><text:s text:c="12"/>printf(" + ");</text:p>
      <text:p text:style-name="P2"><text:s text:c="4"/>}</text:p>
      <text:p text:style-name="P2"><text:s text:c="4"/>printf("\n");</text:p>
      <text:p text:style-name="P2">}</text:p>
      <text:p text:style-name="P2"/>
      <text:p text:style-name="P2">struct PolyNode* addPolynomials(struct PolyNode* poly1, struct PolyNode* poly2) {</text:p>
      <text:p text:style-name="P2"><text:s text:c="4"/>struct PolyNode* result = NULL;</text:p>
      <text:p text:style-name="P2"/>
      <text:p text:style-name="P2"><text:s text:c="4"/>while (poly1 != NULL &amp;&amp; poly2 != NULL) {</text:p>
      <text:p text:style-name="P2"><text:s text:c="8"/>if (poly1-&gt;pow &gt; poly2-&gt;pow) {</text:p>
      <text:p text:style-name="P2"><text:s text:c="12"/>insertTerm(&amp;result, poly1-&gt;coeff, poly1-&gt;pow);</text:p>
      <text:p text:style-name="P2"><text:s text:c="12"/>poly1 = poly1-&gt;next;</text:p>
      <text:p text:style-name="P2"><text:s text:c="8"/>} else if (poly1-&gt;pow &lt; poly2-&gt;pow) {</text:p>
      <text:p text:style-name="P2"><text:s text:c="12"/>insertTerm(&amp;result, poly2-&gt;coeff, poly2-&gt;pow);</text:p>
      <text:p text:style-name="P2"><text:soft-page-break/><text:s text:c="12"/>poly2 = poly2-&gt;next;</text:p>
      <text:p text:style-name="P2"><text:s text:c="8"/>} else {</text:p>
      <text:p text:style-name="P2"><text:s text:c="12"/>int sum = poly1-&gt;coeff + poly2-&gt;coeff;</text:p>
      <text:p text:style-name="P2"><text:s text:c="12"/>if (sum != 0)</text:p>
      <text:p text:style-name="P2"><text:s text:c="16"/>insertTerm(&amp;result, sum, poly1-&gt;pow);</text:p>
      <text:p text:style-name="P2"><text:s text:c="12"/>poly1 = poly1-&gt;next;</text:p>
      <text:p text:style-name="P2"><text:s text:c="12"/>poly2 = poly2-&gt;next;</text:p>
      <text:p text:style-name="P2"><text:s text:c="8"/>}</text:p>
      <text:p text:style-name="P2"><text:s text:c="4"/>}</text:p>
      <text:p text:style-name="P2"/>
      <text:p text:style-name="P2"><text:s text:c="4"/>while (poly1 != NULL) {</text:p>
      <text:p text:style-name="P2"><text:s text:c="8"/>insertTerm(&amp;result, poly1-&gt;coeff, poly1-&gt;pow);</text:p>
      <text:p text:style-name="P2"><text:s text:c="8"/>poly1 = poly1-&gt;next;</text:p>
      <text:p text:style-name="P2"><text:s text:c="4"/>}</text:p>
      <text:p text:style-name="P2"><text:s text:c="4"/>while (poly2 != NULL) {</text:p>
      <text:p text:style-name="P2"><text:s text:c="8"/>insertTerm(&amp;result, poly2-&gt;coeff, poly2-&gt;pow);</text:p>
      <text:p text:style-name="P2"><text:s text:c="8"/>poly2 = poly2-&gt;next;</text:p>
      <text:p text:style-name="P2"><text:s text:c="4"/>}</text:p>
      <text:p text:style-name="P2"/>
      <text:p text:style-name="P2"><text:s text:c="4"/>return result;</text:p>
      <text:p text:style-name="P2">}</text:p>
      <text:p text:style-name="P2"/>
      <text:p text:style-name="P2">int main() {</text:p>
      <text:p text:style-name="P2"><text:s text:c="4"/>struct PolyNode* poly1 = NULL;</text:p>
      <text:p text:style-name="P2"><text:s text:c="4"/>struct PolyNode* poly2 = NULL;</text:p>
      <text:p text:style-name="P2"><text:s text:c="4"/>struct PolyNode* sum = NULL;</text:p>
      <text:p text:style-name="P2"/>
      <text:p text:style-name="P2"><text:s text:c="4"/>insertTerm(&amp;poly1, 3, 3);</text:p>
      <text:p text:style-name="P2"><text:s text:c="4"/>insertTerm(&amp;poly1, 2, 2);</text:p>
      <text:p text:style-name="P2"><text:s text:c="4"/>insertTerm(&amp;poly1, 5, 0);</text:p>
      <text:p text:style-name="P2"/>
      <text:p text:style-name="P2"><text:s text:c="4"/>insertTerm(&amp;poly2, 4, 2);</text:p>
      <text:p text:style-name="P2"><text:s text:c="4"/>insertTerm(&amp;poly2, 2, 1);</text:p>
      <text:p text:style-name="P2"><text:s text:c="4"/>insertTerm(&amp;poly2, 1, 0);</text:p>
      <text:p text:style-name="P2"/>
      <text:p text:style-name="P2"><text:s text:c="4"/>printf("Polynomial 1: ");</text:p>
      <text:p text:style-name="P2"><text:s text:c="4"/>displayPoly(poly1);</text:p>
      <text:p text:style-name="P2"/>
      <text:p text:style-name="P2"><text:s text:c="4"/>printf("Polynomial 2: ");</text:p>
      <text:p text:style-name="P2"><text:s text:c="4"/>displayPoly(poly2);</text:p>
      <text:p text:style-name="P2"/>
      <text:p text:style-name="P2"><text:s text:c="4"/>sum = addPolynomials(poly1, poly2);</text:p>
      <text:p text:style-name="P2"/>
      <text:p text:style-name="P2"><text:s text:c="4"/>printf("Sum: ");</text:p>
      <text:p text:style-name="P2"><text:s text:c="4"/>displayPoly(sum);</text:p>
      <text:p text:style-name="P2"/>
      <text:p text:style-name="P2"><text:s text:c="4"/>return 0;</text:p>
      <text:p text:style-name="P2">}</text:p>
      <text:p text:style-name="P2"><text:soft-page-break/>#include &lt;stdio.h&gt;</text:p>
      <text:p text:style-name="P2"/>
      <text:p text:style-name="P2">#define limit 6</text:p>
      <text:p text:style-name="P2"/>
      <text:p text:style-name="P2">int QUEUE[limit];</text:p>
      <text:p text:style-name="P2">int front = -1, rear = -1;</text:p>
      <text:p text:style-name="P2"/>
      <text:p text:style-name="P2">int Overflow() {</text:p>
      <text:p text:style-name="P2"><text:s text:c="4"/>return ((rear + 1) % limit == front);</text:p>
      <text:p text:style-name="P2">}</text:p>
      <text:p text:style-name="P2"/>
      <text:p text:style-name="P2"/>
      <text:p text:style-name="P2">int Underflow() {</text:p>
      <text:p text:style-name="P2"><text:s text:c="4"/>return (front == -1);</text:p>
      <text:p text:style-name="P2">}</text:p>
      <text:p text:style-name="P2"/>
      <text:p text:style-name="P2">void enqueue(int element) {</text:p>
      <text:p text:style-name="P2"><text:s text:c="4"/>if (Overflow()) {</text:p>
      <text:p text:style-name="P2"><text:s text:c="8"/>printf("Queue is full!!\n");</text:p>
      <text:p text:style-name="P2"><text:s text:c="4"/>} else {</text:p>
      <text:p text:style-name="P2"><text:s text:c="8"/>if (Underflow()) {</text:p>
      <text:p text:style-name="P2"><text:s text:c="12"/></text:p>
      <text:p text:style-name="P2"><text:s text:c="12"/>front = 0;</text:p>
      <text:p text:style-name="P2"><text:s text:c="12"/>rear = 0;</text:p>
      <text:p text:style-name="P2"><text:s text:c="8"/>} else {</text:p>
      <text:p text:style-name="P2"><text:s text:c="12"/>rear = (rear + 1) % limit;</text:p>
      <text:p text:style-name="P2"><text:s text:c="8"/>}</text:p>
      <text:p text:style-name="P2"><text:s text:c="8"/>QUEUE[rear] = element;</text:p>
      <text:p text:style-name="P2"><text:s text:c="8"/>printf("\nElement has been added successfully!!\n\n");</text:p>
      <text:p text:style-name="P2"><text:s text:c="4"/>}</text:p>
      <text:p text:style-name="P2">}</text:p>
      <text:p text:style-name="P2"/>
      <text:p text:style-name="P2">void dequeue() {</text:p>
      <text:p text:style-name="P2"><text:s text:c="4"/>if (Underflow()) {</text:p>
      <text:p text:style-name="P2"><text:s text:c="8"/>printf("Queue is empty!!\n");</text:p>
      <text:p text:style-name="P2"><text:s text:c="4"/>} else {</text:p>
      <text:p text:style-name="P2"><text:s text:c="8"/>printf("Deleted element is %d\n", QUEUE[front]);</text:p>
      <text:p text:style-name="P2"><text:s text:c="8"/>if (front == rear) {</text:p>
      <text:p text:style-name="P2"><text:s text:c="12"/>front = -1;</text:p>
      <text:p text:style-name="P2"><text:s text:c="12"/>rear = -1;</text:p>
      <text:p text:style-name="P2"><text:s text:c="8"/>} else {</text:p>
      <text:p text:style-name="P2"><text:s text:c="12"/>front = (front + 1) % limit;</text:p>
      <text:p text:style-name="P2"><text:s text:c="8"/>}</text:p>
      <text:p text:style-name="P2"><text:s text:c="4"/>}</text:p>
      <text:p text:style-name="P2">}</text:p>
      <text:p text:style-name="P2"/>
      <text:p text:style-name="P2">void display() {</text:p>
      <text:p text:style-name="P2"><text:s text:c="4"/>if (Underflow()) {</text:p>
      <text:p text:style-name="P2"><text:soft-page-break/><text:s text:c="8"/>printf("Queue is empty!!\n");</text:p>
      <text:p text:style-name="P2"><text:s text:c="4"/>} else {</text:p>
      <text:p text:style-name="P2"><text:s text:c="8"/>printf("Queue elements: ");</text:p>
      <text:p text:style-name="P2"><text:s text:c="8"/>int i = front;</text:p>
      <text:p text:style-name="P2"><text:s text:c="8"/>while (1) {</text:p>
      <text:p text:style-name="P2"><text:s text:c="12"/>printf("%d\t", QUEUE[i]);</text:p>
      <text:p text:style-name="P2"><text:s text:c="12"/>if (i == rear) break;</text:p>
      <text:p text:style-name="P2"><text:s text:c="12"/>i = (i + 1) % limit;</text:p>
      <text:p text:style-name="P2"><text:s text:c="8"/>}</text:p>
      <text:p text:style-name="P2"><text:s text:c="8"/>printf("\n");</text:p>
      <text:p text:style-name="P2"><text:s text:c="4"/>}</text:p>
      <text:p text:style-name="P2">}</text:p>
      <text:p text:style-name="P2"/>
      <text:p text:style-name="P2">int main() {</text:p>
      <text:p text:style-name="P2"><text:s text:c="4"/>int flow = 1;</text:p>
      <text:p text:style-name="P2"><text:s text:c="4"/>while (flow == 1) {</text:p>
      <text:p text:style-name="P2"><text:s text:c="8"/>int option;</text:p>
      <text:p text:style-name="P2"><text:s text:c="8"/>printf("\nChoose the operations for queue!!\n1. Enqueue\n2. Dequeue\n3. Display\n4. Exit\nOption: ");</text:p>
      <text:p text:style-name="P2"><text:s text:c="8"/>scanf("%d", &amp;option);</text:p>
      <text:p text:style-name="P2"><text:s text:c="8"/>switch (option) {</text:p>
      <text:p text:style-name="P2"><text:s text:c="12"/>case 1: {</text:p>
      <text:p text:style-name="P2"><text:s text:c="16"/>int element;</text:p>
      <text:p text:style-name="P2"><text:s text:c="16"/>printf("Enter the element to be added: ");</text:p>
      <text:p text:style-name="P2"><text:s text:c="16"/>scanf("%d", &amp;element);</text:p>
      <text:p text:style-name="P2"><text:s text:c="16"/>enqueue(element);</text:p>
      <text:p text:style-name="P2"><text:s text:c="16"/>break;</text:p>
      <text:p text:style-name="P2"><text:s text:c="12"/>}</text:p>
      <text:p text:style-name="P2"><text:s text:c="12"/>case 2:</text:p>
      <text:p text:style-name="P2"><text:s text:c="16"/>dequeue();</text:p>
      <text:p text:style-name="P2"><text:s text:c="16"/>break;</text:p>
      <text:p text:style-name="P2"><text:s text:c="12"/>case 3:</text:p>
      <text:p text:style-name="P2"><text:s text:c="16"/>display();</text:p>
      <text:p text:style-name="P2"><text:s text:c="16"/>break;</text:p>
      <text:p text:style-name="P2"><text:s text:c="12"/>case 4:</text:p>
      <text:p text:style-name="P2"><text:s text:c="16"/>flow = 0;</text:p>
      <text:p text:style-name="P2"><text:s text:c="16"/>break;</text:p>
      <text:p text:style-name="P2"><text:s text:c="12"/>default:</text:p>
      <text:p text:style-name="P2"><text:s text:c="16"/>printf("Wrong Option!! Exiting!!\n");</text:p>
      <text:p text:style-name="P2"><text:s text:c="16"/>flow = 0;</text:p>
      <text:p text:style-name="P2"><text:s text:c="16"/>break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2"/>
      <text:p text:style-name="P2"/>
      <text:p text:style-name="P4"><text:soft-page-break/>#include &lt;stdio.h&gt;</text:p>
      <text:p text:style-name="P4">#define SIZE 5 <text:s/></text:p>
      <text:p text:style-name="P4"/>
      <text:p text:style-name="P4">int deque[SIZE];</text:p>
      <text:p text:style-name="P4">int front = -1, rear = -1;</text:p>
      <text:p text:style-name="P4"/>
      <text:p text:style-name="P4"/>
      <text:p text:style-name="P4">int isFull() {</text:p>
      <text:p text:style-name="P4"><text:s text:c="4"/>return ((front == 0 &amp;&amp; rear == SIZE - 1) || (front == rear + 1));</text:p>
      <text:p text:style-name="P4">}</text:p>
      <text:p text:style-name="P4"/>
      <text:p text:style-name="P4"/>
      <text:p text:style-name="P4">int isEmpty() {</text:p>
      <text:p text:style-name="P4"><text:s text:c="4"/>return (front == -1);</text:p>
      <text:p text:style-name="P4">}</text:p>
      <text:p text:style-name="P4"/>
      <text:p text:style-name="P4">void insertFront(int value) {</text:p>
      <text:p text:style-name="P4"><text:s text:c="4"/>if (isFull()) {</text:p>
      <text:p text:style-name="P4"><text:s text:c="8"/>printf("Deque is FULL! Cannot insert %d at front.\n", value);</text:p>
      <text:p text:style-name="P4"><text:s text:c="8"/>return;</text:p>
      <text:p text:style-name="P4"><text:s text:c="4"/>}</text:p>
      <text:p text:style-name="P4"/>
      <text:p text:style-name="P4"><text:s text:c="4"/>if (front == -1) { </text:p>
      <text:p text:style-name="P4"><text:s text:c="8"/>front = 0;</text:p>
      <text:p text:style-name="P4"><text:s text:c="8"/>rear = 0;</text:p>
      <text:p text:style-name="P4"><text:s text:c="4"/>} </text:p>
      <text:p text:style-name="P4"><text:s text:c="4"/>else if (front == 0) {</text:p>
      <text:p text:style-name="P4"><text:s text:c="8"/>front = SIZE - 1;</text:p>
      <text:p text:style-name="P4"><text:s text:c="4"/>} </text:p>
      <text:p text:style-name="P4"><text:s text:c="4"/>else {</text:p>
      <text:p text:style-name="P4"><text:s text:c="8"/>front = front - 1;</text:p>
      <text:p text:style-name="P4"><text:s text:c="4"/>}</text:p>
      <text:p text:style-name="P4"/>
      <text:p text:style-name="P4"><text:s text:c="4"/>deque[front] = value;</text:p>
      <text:p text:style-name="P4"><text:s text:c="4"/>printf("Inserted %d at front.\n", value);</text:p>
      <text:p text:style-name="P4">}</text:p>
      <text:p text:style-name="P4"/>
      <text:p text:style-name="P4"/>
      <text:p text:style-name="P4">void insertRear(int value) {</text:p>
      <text:p text:style-name="P4"><text:s text:c="4"/>if (isFull()) {</text:p>
      <text:p text:style-name="P4"><text:s text:c="8"/>printf("Deque is FULL! Cannot insert %d at rear.\n", value);</text:p>
      <text:p text:style-name="P4"><text:s text:c="8"/>return;</text:p>
      <text:p text:style-name="P4"><text:s text:c="4"/>}</text:p>
      <text:p text:style-name="P4"/>
      <text:p text:style-name="P4"><text:s text:c="4"/>if (front == -1) { </text:p>
      <text:p text:style-name="P4"><text:s text:c="8"/>front = 0;</text:p>
      <text:p text:style-name="P4"><text:soft-page-break/><text:s text:c="8"/>rear = 0;</text:p>
      <text:p text:style-name="P4"><text:s text:c="4"/>} </text:p>
      <text:p text:style-name="P4"><text:s text:c="4"/>else if (rear == SIZE - 1) {</text:p>
      <text:p text:style-name="P4"><text:s text:c="8"/>rear = 0;</text:p>
      <text:p text:style-name="P4"><text:s text:c="4"/>} </text:p>
      <text:p text:style-name="P4"><text:s text:c="4"/>else {</text:p>
      <text:p text:style-name="P4"><text:s text:c="8"/>rear = rear + 1;</text:p>
      <text:p text:style-name="P4"><text:s text:c="4"/>}</text:p>
      <text:p text:style-name="P4"/>
      <text:p text:style-name="P4"><text:s text:c="4"/>deque[rear] = value;</text:p>
      <text:p text:style-name="P4"><text:s text:c="4"/>printf("Inserted %d at rear.\n", value);</text:p>
      <text:p text:style-name="P4">}</text:p>
      <text:p text:style-name="P4"/>
      <text:p text:style-name="P4"/>
      <text:p text:style-name="P4">void deleteFront() {</text:p>
      <text:p text:style-name="P4"><text:s text:c="4"/>if (isEmpty()) {</text:p>
      <text:p text:style-name="P4"><text:s text:c="8"/>printf("Deque is EMPTY! Cannot delete from front.\n");</text:p>
      <text:p text:style-name="P4"><text:s text:c="8"/>return;</text:p>
      <text:p text:style-name="P4"><text:s text:c="4"/>}</text:p>
      <text:p text:style-name="P4"/>
      <text:p text:style-name="P4"><text:s text:c="4"/>printf("Deleted %d from front.\n", deque[front]);</text:p>
      <text:p text:style-name="P4"/>
      <text:p text:style-name="P4"><text:s text:c="4"/>if (front == rear) { </text:p>
      <text:p text:style-name="P4"><text:s text:c="8"/>front = -1;</text:p>
      <text:p text:style-name="P4"><text:s text:c="8"/>rear = -1;</text:p>
      <text:p text:style-name="P4"><text:s text:c="4"/>} </text:p>
      <text:p text:style-name="P4"><text:s text:c="4"/>else if (front == SIZE - 1) {</text:p>
      <text:p text:style-name="P4"><text:s text:c="8"/>front = 0;</text:p>
      <text:p text:style-name="P4"><text:s text:c="4"/>} </text:p>
      <text:p text:style-name="P4"><text:s text:c="4"/>else {</text:p>
      <text:p text:style-name="P4"><text:s text:c="8"/>front = front + 1;</text:p>
      <text:p text:style-name="P4"><text:s text:c="4"/>}</text:p>
      <text:p text:style-name="P4">}</text:p>
      <text:p text:style-name="P4"/>
      <text:p text:style-name="P4"/>
      <text:p text:style-name="P4">void deleteRear() {</text:p>
      <text:p text:style-name="P4"><text:s text:c="4"/>if (isEmpty()) {</text:p>
      <text:p text:style-name="P4"><text:s text:c="8"/>printf("Deque is EMPTY! Cannot delete from rear.\n");</text:p>
      <text:p text:style-name="P4"><text:s text:c="8"/>return;</text:p>
      <text:p text:style-name="P4"><text:s text:c="4"/>}</text:p>
      <text:p text:style-name="P4"/>
      <text:p text:style-name="P4"><text:s text:c="4"/>printf("Deleted %d from rear.\n", deque[rear]);</text:p>
      <text:p text:style-name="P4"/>
      <text:p text:style-name="P4"><text:s text:c="4"/>if (front == rear) { </text:p>
      <text:p text:style-name="P4"><text:s text:c="8"/>front = -1;</text:p>
      <text:p text:style-name="P4"><text:s text:c="8"/>rear = -1;</text:p>
      <text:p text:style-name="P4"><text:soft-page-break/><text:s text:c="4"/>} </text:p>
      <text:p text:style-name="P4"><text:s text:c="4"/>else if (rear == 0) {</text:p>
      <text:p text:style-name="P4"><text:s text:c="8"/>rear = SIZE - 1;</text:p>
      <text:p text:style-name="P4"><text:s text:c="4"/>} </text:p>
      <text:p text:style-name="P4"><text:s text:c="4"/>else {</text:p>
      <text:p text:style-name="P4"><text:s text:c="8"/>rear = rear - 1;</text:p>
      <text:p text:style-name="P4"><text:s text:c="4"/>}</text:p>
      <text:p text:style-name="P4">}</text:p>
      <text:p text:style-name="P4"/>
      <text:p text:style-name="P4"/>
      <text:p text:style-name="P4">void display() {</text:p>
      <text:p text:style-name="P4"><text:s text:c="4"/>if (isEmpty()) {</text:p>
      <text:p text:style-name="P4"><text:s text:c="8"/>printf("Deque is EMPTY.\n");</text:p>
      <text:p text:style-name="P4"><text:s text:c="8"/>return;</text:p>
      <text:p text:style-name="P4"><text:s text:c="4"/>}</text:p>
      <text:p text:style-name="P4"/>
      <text:p text:style-name="P4"><text:s text:c="4"/>printf("Deque elements: ");</text:p>
      <text:p text:style-name="P4"><text:s text:c="4"/>int i = front;</text:p>
      <text:p text:style-name="P4"><text:s text:c="4"/>while (1) {</text:p>
      <text:p text:style-name="P4"><text:s text:c="8"/>printf("%d ", deque[i]);</text:p>
      <text:p text:style-name="P4"><text:s text:c="8"/>if (i == rear) break;</text:p>
      <text:p text:style-name="P4"><text:s text:c="8"/>i = (i + 1) % SIZE;</text:p>
      <text:p text:style-name="P4"><text:s text:c="4"/>}</text:p>
      <text:p text:style-name="P4"><text:s text:c="4"/>printf("\n");</text:p>
      <text:p text:style-name="P4">}</text:p>
      <text:p text:style-name="P4"/>
      <text:p text:style-name="P4">int main() {</text:p>
      <text:p text:style-name="P4"><text:s text:c="4"/>insertRear(10);</text:p>
      <text:p text:style-name="P4"><text:s text:c="4"/>insertRear(20);</text:p>
      <text:p text:style-name="P4"><text:s text:c="4"/>insertFront(5);</text:p>
      <text:p text:style-name="P4"><text:s text:c="4"/>insertFront(2);</text:p>
      <text:p text:style-name="P4"><text:s text:c="4"/>display();</text:p>
      <text:p text:style-name="P4"/>
      <text:p text:style-name="P4"><text:s text:c="4"/>deleteRear();</text:p>
      <text:p text:style-name="P4"><text:s text:c="4"/>display();</text:p>
      <text:p text:style-name="P4"/>
      <text:p text:style-name="P4"><text:s text:c="4"/>deleteFront();</text:p>
      <text:p text:style-name="P4"><text:s text:c="4"/>display();</text:p>
      <text:p text:style-name="P4"/>
      <text:p text:style-name="P4"><text:s text:c="4"/>insertRear(15);</text:p>
      <text:p text:style-name="P4"><text:s text:c="4"/>insertFront(1);</text:p>
      <text:p text:style-name="P4"><text:s text:c="4"/>display();</text:p>
      <text:p text:style-name="P4"/>
      <text:p text:style-name="P4"><text:s text:c="4"/>return 0;</text:p>
      <text:p text:style-name="P4">}</text:p>
      <text:p text:style-name="P4"/>
      <text:p text:style-name="P4"><text:soft-page-break/></text:p>
      <text:p text:style-name="P3">#include &lt;stdio.h&gt;</text:p>
      <text:p text:style-name="P3"/>
      <text:p text:style-name="P3">#define limit 6</text:p>
      <text:p text:style-name="P3"/>
      <text:p text:style-name="P3">int QUEUE[limit];</text:p>
      <text:p text:style-name="P3">int front = -1, rear = -1;</text:p>
      <text:p text:style-name="P3"/>
      <text:p text:style-name="P3">int Overflow() {</text:p>
      <text:p text:style-name="P3"><text:s text:c="4"/>return rear == limit - 1;</text:p>
      <text:p text:style-name="P3">}</text:p>
      <text:p text:style-name="P3"/>
      <text:p text:style-name="P3">int Underflow() {</text:p>
      <text:p text:style-name="P3"><text:s text:c="4"/>return (front == -1) || (front &gt; rear);</text:p>
      <text:p text:style-name="P3">}</text:p>
      <text:p text:style-name="P3"/>
      <text:p text:style-name="P3">void enqueue(int element) {</text:p>
      <text:p text:style-name="P3"><text:s text:c="4"/>if (Overflow()) {</text:p>
      <text:p text:style-name="P3"><text:s text:c="8"/>printf("Queue is full!!\n");</text:p>
      <text:p text:style-name="P3"><text:s text:c="4"/>} else {</text:p>
      <text:p text:style-name="P3"><text:s text:c="8"/>if (front == -1) {</text:p>
      <text:p text:style-name="P3"><text:s text:c="12"/>front = 0;</text:p>
      <text:p text:style-name="P3"><text:s text:c="8"/>}</text:p>
      <text:p text:style-name="P3"><text:s text:c="8"/>rear++;</text:p>
      <text:p text:style-name="P3"><text:s text:c="8"/>QUEUE[rear] = element;</text:p>
      <text:p text:style-name="P3"><text:s text:c="8"/>printf("\nElement has been added successfully!!\n\n");</text:p>
      <text:p text:style-name="P3"><text:s text:c="4"/>}</text:p>
      <text:p text:style-name="P3">}</text:p>
      <text:p text:style-name="P3"/>
      <text:p text:style-name="P3">void dequeue() {</text:p>
      <text:p text:style-name="P3"><text:s text:c="4"/>if (Underflow()) {</text:p>
      <text:p text:style-name="P3"><text:s text:c="8"/>printf("Queue is empty!!\n");</text:p>
      <text:p text:style-name="P3"><text:s text:c="4"/>} else {</text:p>
      <text:p text:style-name="P3"><text:s text:c="8"/>printf("Deleted element is %d\n", QUEUE[front]);</text:p>
      <text:p text:style-name="P3"><text:s text:c="8"/>front++;</text:p>
      <text:p text:style-name="P3"><text:s text:c="8"/>if (front &gt; rear) {</text:p>
      <text:p text:style-name="P3"><text:s text:c="12"/>front = -1;</text:p>
      <text:p text:style-name="P3"><text:s text:c="12"/>rear = -1;</text:p>
      <text:p text:style-name="P3"><text:s text:c="8"/>}</text:p>
      <text:p text:style-name="P3"><text:s text:c="4"/>}</text:p>
      <text:p text:style-name="P3">}</text:p>
      <text:p text:style-name="P3"/>
      <text:p text:style-name="P3">void display() {</text:p>
      <text:p text:style-name="P3"><text:s text:c="4"/>if (Underflow()) {</text:p>
      <text:p text:style-name="P3"><text:s text:c="8"/>printf("Queue is empty!!\n");</text:p>
      <text:p text:style-name="P3"><text:soft-page-break/><text:s text:c="4"/>} else {</text:p>
      <text:p text:style-name="P3"><text:s text:c="8"/>printf("Queue elements: ");</text:p>
      <text:p text:style-name="P3"><text:s text:c="8"/>for (int i = front; i &lt;= rear; i++) {</text:p>
      <text:p text:style-name="P3"><text:s text:c="12"/>printf("%d\t", QUEUE[i]);</text:p>
      <text:p text:style-name="P3"><text:s text:c="8"/>}</text:p>
      <text:p text:style-name="P3"><text:s text:c="8"/>printf("\n");</text:p>
      <text:p text:style-name="P3"><text:s text:c="4"/>}</text:p>
      <text:p text:style-name="P3">}</text:p>
      <text:p text:style-name="P3"/>
      <text:p text:style-name="P3">int main() {</text:p>
      <text:p text:style-name="P3"><text:s text:c="4"/>int flow = 1;</text:p>
      <text:p text:style-name="P3"><text:s text:c="4"/>while (flow == 1) {</text:p>
      <text:p text:style-name="P3"><text:s text:c="8"/>int option;</text:p>
      <text:p text:style-name="P3"><text:s text:c="8"/>printf("\nChoose the operations for queue!!\n1. Enqueue\n2. Dequeue\n3. Display\n4. Exit\nOption: ");</text:p>
      <text:p text:style-name="P3"><text:s text:c="8"/>scanf("%d", &amp;option);</text:p>
      <text:p text:style-name="P3"><text:s text:c="8"/>switch (option) {</text:p>
      <text:p text:style-name="P3"><text:s text:c="12"/>case 1: {</text:p>
      <text:p text:style-name="P3"><text:s text:c="16"/>int element;</text:p>
      <text:p text:style-name="P3"><text:s text:c="16"/>printf("Enter the element to be added: ");</text:p>
      <text:p text:style-name="P3"><text:s text:c="16"/>scanf("%d", &amp;element);</text:p>
      <text:p text:style-name="P3"><text:s text:c="16"/>enqueue(element);</text:p>
      <text:p text:style-name="P3"><text:s text:c="16"/>break;</text:p>
      <text:p text:style-name="P3"><text:s text:c="12"/>}</text:p>
      <text:p text:style-name="P3"><text:s text:c="12"/>case 2:</text:p>
      <text:p text:style-name="P3"><text:s text:c="16"/>dequeue();</text:p>
      <text:p text:style-name="P3"><text:s text:c="16"/>break;</text:p>
      <text:p text:style-name="P3"><text:s text:c="12"/>case 3:</text:p>
      <text:p text:style-name="P3"><text:s text:c="16"/>display();</text:p>
      <text:p text:style-name="P3"><text:s text:c="16"/>break;</text:p>
      <text:p text:style-name="P3"><text:s text:c="12"/>case 4:</text:p>
      <text:p text:style-name="P3"><text:s text:c="16"/>flow = 0;</text:p>
      <text:p text:style-name="P3"><text:s text:c="16"/>break;</text:p>
      <text:p text:style-name="P3"><text:s text:c="12"/>default:</text:p>
      <text:p text:style-name="P3"><text:s text:c="16"/>printf("Wrong Option!! Exiting!!\n");</text:p>
      <text:p text:style-name="P3"><text:s text:c="16"/>flow = 0;</text:p>
      <text:p text:style-name="P3"><text:s text:c="16"/>break;</text:p>
      <text:p text:style-name="P3"><text:s text:c="8"/>}</text:p>
      <text:p text:style-name="P3"><text:s text:c="4"/>}</text:p>
      <text:p text:style-name="P3"><text:s text:c="4"/>return 0;</text:p>
      <text:p text:style-name="P3">}</text:p>
      <text:p text:style-name="P3"/>
      <text:p text:style-name="P3"/>
      <text:p text:style-name="P3"/>
      <text:p text:style-name="P3"/>
      <text:p text:style-name="P5"><text:soft-page-break/>#include&lt;stdio.h&gt;</text:p>
      <text:p text:style-name="P5">#define limit 100</text:p>
      <text:p text:style-name="P5">#include&lt;ctype.h&gt;</text:p>
      <text:p text:style-name="P5"/>
      <text:p text:style-name="P5">char STACK[limit];</text:p>
      <text:p text:style-name="P5">int top=-1;</text:p>
      <text:p text:style-name="P5"/>
      <text:p text:style-name="P5">char push(char c){</text:p>
      <text:p text:style-name="P5"><text:tab/>if (top&lt;limit-1){</text:p>
      <text:p text:style-name="P5"><text:tab/><text:tab/>STACK[++top]=c;</text:p>
      <text:p text:style-name="P5"><text:tab/>}</text:p>
      <text:p text:style-name="P5"><text:tab/>return '\0';</text:p>
      <text:p text:style-name="P5">}</text:p>
      <text:p text:style-name="P5"/>
      <text:p text:style-name="P5">char pop(){</text:p>
      <text:p text:style-name="P5"><text:tab/>if (top&gt;=0){</text:p>
      <text:p text:style-name="P5"><text:tab/><text:tab/>return STACK[top--];</text:p>
      <text:p text:style-name="P5"><text:tab/>}</text:p>
      <text:p text:style-name="P5"><text:tab/>return '\0';</text:p>
      <text:p text:style-name="P5">}</text:p>
      <text:p text:style-name="P5"/>
      <text:p text:style-name="P5">char peek(){</text:p>
      <text:p text:style-name="P5"><text:tab/>if (top&gt;=0){</text:p>
      <text:p text:style-name="P5"><text:tab/><text:tab/>return STACK[top];</text:p>
      <text:p text:style-name="P5"><text:tab/>}</text:p>
      <text:p text:style-name="P5"><text:tab/>return '\0';</text:p>
      <text:p text:style-name="P5">}</text:p>
      <text:p text:style-name="P5"/>
      <text:p text:style-name="P5">int precedence(char op) {</text:p>
      <text:p text:style-name="P5"><text:tab/>if (op == '+' || op == '-') return 1;</text:p>
      <text:p text:style-name="P5"><text:tab/>if (op == '*' || op == '/') return 2;</text:p>
      <text:p text:style-name="P5"><text:s text:c="4"/><text:tab/>return 0;</text:p>
      <text:p text:style-name="P5">}</text:p>
      <text:p text:style-name="P5"/>
      <text:p text:style-name="P5">int main() {</text:p>
      <text:p text:style-name="P5"><text:s text:c="4"/><text:tab/>char infix[limit], postfix[limit];</text:p>
      <text:p text:style-name="P5"><text:s text:c="4"/><text:tab/>int i = 0, j = 0;</text:p>
      <text:p text:style-name="P5"><text:s text:c="4"/><text:tab/>char ch;</text:p>
      <text:p text:style-name="P5"><text:tab/>printf("Enter infix exp: ");</text:p>
      <text:p text:style-name="P5"><text:s text:c="3"/><text:tab/>scanf("%s", infix);</text:p>
      <text:p text:style-name="P5"/>
      <text:p text:style-name="P5"><text:s text:c="4"/><text:tab/>while ((ch = infix[i++]) != '\0') {</text:p>
      <text:p text:style-name="P5"><text:soft-page-break/><text:s text:c="8"/><text:tab/>if (isalnum(ch)) {</text:p>
      <text:p text:style-name="P5"><text:s text:c="15"/><text:tab/><text:tab/> postfix[j++] = ch;</text:p>
      <text:p text:style-name="P5"><text:s text:c="8"/><text:tab/>}</text:p>
      <text:p text:style-name="P5"><text:s text:c="8"/><text:tab/>else if (ch == '(') {</text:p>
      <text:p text:style-name="P5"><text:s text:c="12"/><text:tab/>push(ch);</text:p>
      <text:p text:style-name="P5"><text:s text:c="8"/><text:tab/>}</text:p>
      <text:p text:style-name="P5"><text:s text:c="8"/><text:tab/>else if (ch == ')') {</text:p>
      <text:p text:style-name="P5"><text:s text:c="12"/><text:tab/><text:tab/>while (top != -1 &amp;&amp; peek() != '(') {</text:p>
      <text:p text:style-name="P5"><text:s text:c="16"/><text:tab/><text:tab/>postfix[j++] = pop();</text:p>
      <text:p text:style-name="P5"><text:s text:c="12"/><text:tab/><text:tab/>}</text:p>
      <text:p text:style-name="P5"><text:s text:c="12"/><text:tab/><text:tab/>pop();</text:p>
      <text:p text:style-name="P5"><text:s text:c="8"/><text:tab/><text:tab/>}</text:p>
      <text:p text:style-name="P5"><text:s text:c="7"/><text:tab/><text:tab/> else {</text:p>
      <text:p text:style-name="P5"/>
      <text:p text:style-name="P5"><text:s text:c="12"/><text:tab/><text:tab/>while (top != -1 &amp;&amp; precedence(peek()) &gt;= precedence(ch)) {</text:p>
      <text:p text:style-name="P5"><text:s text:c="16"/><text:tab/><text:tab/>postfix[j++] = pop();</text:p>
      <text:p text:style-name="P5"><text:s text:c="12"/><text:tab/><text:tab/>}</text:p>
      <text:p text:style-name="P5"><text:s text:c="12"/><text:tab/><text:tab/>push(ch);</text:p>
      <text:p text:style-name="P5"><text:s text:c="8"/><text:tab/>}</text:p>
      <text:p text:style-name="P5"><text:s text:c="4"/><text:tab/>}</text:p>
      <text:p text:style-name="P5"><text:tab/>while (top != -1) {</text:p>
      <text:p text:style-name="P5"><text:tab/><text:tab/>postfix[j++] = pop();</text:p>
      <text:p text:style-name="P5"><text:tab/>}</text:p>
      <text:p text:style-name="P5"/>
      <text:p text:style-name="P5"><text:s text:c="3"/><text:tab/>postfix[j] = '\0';</text:p>
      <text:p text:style-name="P5"><text:tab/>printf("Postfix expression: %s\n", postfix);</text:p>
      <text:p text:style-name="P5"><text:tab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#include &lt;stdio.h&gt;</text:p>
      <text:p text:style-name="P1"/>
      <text:p text:style-name="P1">int main() {</text:p>
      <text:p text:style-name="P1"><text:s text:c="4"/>int a[10][10], b[10][10];</text:p>
      <text:p text:style-name="P1"><text:s text:c="4"/>int A[100][3], B[100][3], C[100][3], R[100][3];</text:p>
      <text:p text:style-name="P1"><text:s text:c="4"/>int r, c, i, j, k;</text:p>
      <text:p text:style-name="P1"/>
      <text:p text:style-name="P1"><text:s text:c="4"/>printf("Enter number of rows and columns: ");</text:p>
      <text:p text:style-name="P1"><text:s text:c="4"/>scanf("%d%d", &amp;r, &amp;c);</text:p>
      <text:p text:style-name="P1"/>
      <text:p text:style-name="P1"><text:s text:c="4"/>printf("Enter the elements of matrix A:\n");</text:p>
      <text:p text:style-name="P1"><text:s text:c="4"/>for (i = 0; i &lt; r; i++) {</text:p>
      <text:p text:style-name="P1"><text:s text:c="8"/>for (j = 0; j &lt; c; j++) {</text:p>
      <text:p text:style-name="P1"><text:s text:c="12"/>scanf("%d", &amp;a[i][j]);</text:p>
      <text:p text:style-name="P1"><text:s text:c="8"/>}</text:p>
      <text:p text:style-name="P1"><text:s text:c="4"/>}</text:p>
      <text:p text:style-name="P1"/>
      <text:p text:style-name="P1"><text:s text:c="4"/>printf("Enter the elements of matrix B:\n");</text:p>
      <text:p text:style-name="P1"><text:s text:c="4"/>for (i = 0; i &lt; r; i++) {</text:p>
      <text:p text:style-name="P1"><text:s text:c="8"/>for (j = 0; j &lt; c; j++) {</text:p>
      <text:p text:style-name="P1"><text:s text:c="12"/>scanf("%d", &amp;b[i][j]);</text:p>
      <text:p text:style-name="P1"><text:s text:c="8"/>}</text:p>
      <text:p text:style-name="P1"><text:s text:c="4"/>}</text:p>
      <text:p text:style-name="P1"/>
      <text:p text:style-name="P1"/>
      <text:p text:style-name="P1"><text:s text:c="4"/>k = 1;</text:p>
      <text:p text:style-name="P1"><text:s text:c="4"/>A[0][0] = r;</text:p>
      <text:p text:style-name="P1"><text:s text:c="4"/>A[0][1] = c;</text:p>
      <text:p text:style-name="P1"><text:s text:c="4"/>for (i = 0; i &lt; r; i++) {</text:p>
      <text:p text:style-name="P1"><text:s text:c="8"/>for (j = 0; j &lt; c; j++) {</text:p>
      <text:p text:style-name="P1"><text:s text:c="12"/>if (a[i][j] != 0) {</text:p>
      <text:p text:style-name="P1"><text:s text:c="16"/>A[k][0] = i;</text:p>
      <text:p text:style-name="P1"><text:s text:c="16"/>A[k][1] = j;</text:p>
      <text:p text:style-name="P1"><text:s text:c="16"/>A[k][2] = a[i][j];</text:p>
      <text:p text:style-name="P1"><text:s text:c="16"/>k++;</text:p>
      <text:p text:style-name="P1"><text:s text:c="12"/>}</text:p>
      <text:p text:style-name="P1"><text:s text:c="8"/>}</text:p>
      <text:p text:style-name="P1"><text:s text:c="4"/>}</text:p>
      <text:p text:style-name="P1"><text:s text:c="4"/>A[0][2] = k - 1;</text:p>
      <text:p text:style-name="P1"/>
      <text:p text:style-name="P1"/>
      <text:p text:style-name="P1"><text:s text:c="4"/>int m = 1;</text:p>
      <text:p text:style-name="P1"><text:s text:c="4"/>B[0][0] = r;</text:p>
      <text:p text:style-name="P1"><text:s text:c="4"/>B[0][1] = c;</text:p>
      <text:p text:style-name="P1"><text:s text:c="4"/>for (i = 0; i &lt; r; i++) {</text:p>
      <text:p text:style-name="P1"><text:s text:c="8"/>for (j = 0; j &lt; c; j++) {</text:p>
      <text:p text:style-name="P1"><text:s text:c="12"/>if (b[i][j] != 0) {</text:p>
      <text:p text:style-name="P1"><text:s text:c="16"/>B[m][0] = i;</text:p>
      <text:p text:style-name="P1"><text:s text:c="16"/>B[m][1] = j;</text:p>
      <text:p text:style-name="P1"><text:s text:c="16"/>B[m][2] = b[i][j];</text:p>
      <text:p text:style-name="P1"><text:s text:c="16"/>m++;</text:p>
      <text:p text:style-name="P1"><text:s text:c="12"/>}</text:p>
      <text:p text:style-name="P1"><text:s text:c="8"/>}</text:p>
      <text:p text:style-name="P1"><text:s text:c="4"/>}</text:p>
      <text:p text:style-name="P1"><text:s text:c="4"/>B[0][2] = m - 1;</text:p>
      <text:p text:style-name="P1"/>
      <text:p text:style-name="P1"><text:s text:c="4"/>printf("Sparse matrix A (row, column, value):\n");</text:p>
      <text:p text:style-name="P1"><text:soft-page-break/><text:s text:c="4"/>for (i = 0; i &lt;= A[0][2]; i++) {</text:p>
      <text:p text:style-name="P1"><text:s text:c="8"/>printf("%d %d %d\n", A[i][0], A[i][1], A[i][2]);</text:p>
      <text:p text:style-name="P1"><text:s text:c="4"/>}</text:p>
      <text:p text:style-name="P1"/>
      <text:p text:style-name="P1"><text:s text:c="4"/>printf("Sparse matrix B (row, column, value):\n");</text:p>
      <text:p text:style-name="P1"><text:s text:c="4"/>for (i = 0; i &lt;= B[0][2]; i++) {</text:p>
      <text:p text:style-name="P1"><text:s text:c="8"/>printf("%d %d %d\n", B[i][0], B[i][1], B[i][2]);</text:p>
      <text:p text:style-name="P1"><text:s text:c="4"/>}</text:p>
      <text:p text:style-name="P1"/>
      <text:p text:style-name="P1"/>
      <text:p text:style-name="P1"><text:s text:c="4"/>i = 1;</text:p>
      <text:p text:style-name="P1"><text:s text:c="4"/>j = 1;</text:p>
      <text:p text:style-name="P1"><text:s text:c="4"/>k = 1;</text:p>
      <text:p text:style-name="P1"><text:s text:c="4"/>while (i &lt;= A[0][2] &amp;&amp; j &lt;= B[0][2]) {</text:p>
      <text:p text:style-name="P1"><text:s text:c="8"/>if (A[i][0] == B[j][0] &amp;&amp; A[i][1] == B[j][1]) {</text:p>
      <text:p text:style-name="P1"><text:s text:c="12"/>C[k][0] = A[i][0];</text:p>
      <text:p text:style-name="P1"><text:s text:c="12"/>C[k][1] = A[i][1];</text:p>
      <text:p text:style-name="P1"><text:s text:c="12"/>C[k][2] = A[i][2] + B[j][2];</text:p>
      <text:p text:style-name="P1"><text:s text:c="12"/>i++;</text:p>
      <text:p text:style-name="P1"><text:s text:c="12"/>j++;</text:p>
      <text:p text:style-name="P1"><text:s text:c="12"/>k++;</text:p>
      <text:p text:style-name="P1"><text:s text:c="8"/>} else if (A[i][0] &lt; B[j][0] || </text:p>
      <text:p text:style-name="P1"><text:s text:c="18"/>(A[i][0] == B[j][0] &amp;&amp; A[i][1] &lt; B[j][1])) {</text:p>
      <text:p text:style-name="P1"><text:s text:c="12"/>C[k][0] = A[i][0];</text:p>
      <text:p text:style-name="P1"><text:s text:c="12"/>C[k][1] = A[i][1];</text:p>
      <text:p text:style-name="P1"><text:s text:c="12"/>C[k][2] = A[i][2];</text:p>
      <text:p text:style-name="P1"><text:s text:c="12"/>i++;</text:p>
      <text:p text:style-name="P1"><text:s text:c="12"/>k++;</text:p>
      <text:p text:style-name="P1"><text:s text:c="8"/>} else {</text:p>
      <text:p text:style-name="P1"><text:s text:c="12"/>C[k][0] = B[j][0];</text:p>
      <text:p text:style-name="P1"><text:s text:c="12"/>C[k][1] = B[j][1];</text:p>
      <text:p text:style-name="P1"><text:s text:c="12"/>C[k][2] = B[j][2];</text:p>
      <text:p text:style-name="P1"><text:s text:c="12"/>j++;</text:p>
      <text:p text:style-name="P1"><text:s text:c="12"/>k++;</text:p>
      <text:p text:style-name="P1"><text:s text:c="8"/>}</text:p>
      <text:p text:style-name="P1"><text:s text:c="4"/>}</text:p>
      <text:p text:style-name="P1"/>
      <text:p text:style-name="P1"><text:s text:c="4"/>while (i &lt;= A[0][2]) {</text:p>
      <text:p text:style-name="P1"><text:s text:c="8"/>C[k][0] = A[i][0];</text:p>
      <text:p text:style-name="P1"><text:s text:c="8"/>C[k][1] = A[i][1];</text:p>
      <text:p text:style-name="P1"><text:s text:c="8"/>C[k][2] = A[i][2];</text:p>
      <text:p text:style-name="P1"><text:s text:c="8"/>i++;</text:p>
      <text:p text:style-name="P1"><text:s text:c="8"/>k++;</text:p>
      <text:p text:style-name="P1"><text:s text:c="4"/>}</text:p>
      <text:p text:style-name="P1"/>
      <text:p text:style-name="P1"><text:s text:c="4"/>while (j &lt;= B[0][2]) {</text:p>
      <text:p text:style-name="P1"><text:s text:c="8"/>C[k][0] = B[j][0];</text:p>
      <text:p text:style-name="P1"><text:s text:c="8"/>C[k][1] = B[j][1];</text:p>
      <text:p text:style-name="P1"><text:s text:c="8"/>C[k][2] = B[j][2];</text:p>
      <text:p text:style-name="P1"><text:s text:c="8"/>j++;</text:p>
      <text:p text:style-name="P1"><text:s text:c="8"/>k++;</text:p>
      <text:p text:style-name="P1"><text:s text:c="4"/>}</text:p>
      <text:p text:style-name="P1"/>
      <text:p text:style-name="P1"><text:s text:c="4"/>C[0][0] = r;</text:p>
      <text:p text:style-name="P1"><text:s text:c="4"/>C[0][1] = c;</text:p>
      <text:p text:style-name="P1"><text:s text:c="4"/>C[0][2] = k - 1;</text:p>
      <text:p text:style-name="P1"/>
      <text:p text:style-name="P1"><text:soft-page-break/><text:s text:c="4"/>printf("Sum of matrices A and B:\n");</text:p>
      <text:p text:style-name="P1"><text:s text:c="4"/>for (i = 0; i &lt;= C[0][2]; i++) {</text:p>
      <text:p text:style-name="P1"><text:s text:c="8"/>printf("%d %d %d\n", C[i][0], C[i][1], C[i][2]);</text:p>
      <text:p text:style-name="P1"><text:s text:c="4"/>}</text:p>
      <text:p text:style-name="P1"/>
      <text:p text:style-name="P1"><text:s text:c="4"/></text:p>
      <text:p text:style-name="P1"><text:s text:c="4"/>R[0][0] = C[0][1];</text:p>
      <text:p text:style-name="P1"><text:s text:c="4"/>R[0][1] = C[0][0];</text:p>
      <text:p text:style-name="P1"><text:s text:c="4"/>R[0][2] = C[0][2];</text:p>
      <text:p text:style-name="P1"/>
      <text:p text:style-name="P1"><text:s text:c="4"/>k = 1;</text:p>
      <text:p text:style-name="P1"><text:s text:c="4"/>for (i = 1; i &lt;= C[0][2]; i++) {</text:p>
      <text:p text:style-name="P1"><text:s text:c="8"/>R[k][0] = C[i][1];</text:p>
      <text:p text:style-name="P1"><text:s text:c="8"/>R[k][1] = C[i][0];</text:p>
      <text:p text:style-name="P1"><text:s text:c="8"/>R[k][2] = C[i][2];</text:p>
      <text:p text:style-name="P1"><text:s text:c="8"/>k++;</text:p>
      <text:p text:style-name="P1"><text:s text:c="4"/>}</text:p>
      <text:p text:style-name="P1"/>
      <text:p text:style-name="P1"><text:s text:c="4"/>printf("Transpose of the sum of matrices A and B:\n");</text:p>
      <text:p text:style-name="P1"><text:s text:c="4"/>for (i = 0; i &lt;= R[0][2]; i++) {</text:p>
      <text:p text:style-name="P1"><text:s text:c="8"/>printf("%d %d %d\n", R[i][0], R[i][1], R[i][2])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/>
      <text:p text:style-name="P6">#include &lt;stdio.h&gt;</text:p>
      <text:p text:style-name="P6"/>
      <text:p text:style-name="P6">struct Term {</text:p>
      <text:p text:style-name="P6"><text:s text:c="4"/>int coefficient;</text:p>
      <text:p text:style-name="P6"><text:s text:c="4"/>int exponent;</text:p>
      <text:p text:style-name="P6">};</text:p>
      <text:p text:style-name="P6"/>
      <text:p text:style-name="P6">typedef struct Term Term;</text:p>
      <text:p text:style-name="P6"/>
      <text:p text:style-name="P6"/>
      <text:p text:style-name="P6">void inputPolynomial(Term poly[], int *n) {</text:p>
      <text:p text:style-name="P6"><text:s text:c="4"/>printf("Enter the number of terms in the polynomial: ");</text:p>
      <text:p text:style-name="P6"><text:s text:c="4"/>scanf("%d", n);</text:p>
      <text:p text:style-name="P6"/>
      <text:p text:style-name="P6"><text:s text:c="4"/>for (int i = 0; i &lt; *n; i++) {</text:p>
      <text:p text:style-name="P6"><text:s text:c="8"/>printf("Enter coefficient and exponent for term %d: ", i + 1);</text:p>
      <text:p text:style-name="P6"><text:s text:c="8"/>scanf("%d %d", &amp;poly[i].coefficient, &amp;poly[i].exponent);</text:p>
      <text:p text:style-name="P6"><text:s text:c="4"/>}</text:p>
      <text:p text:style-name="P6">}</text:p>
      <text:p text:style-name="P6"/>
      <text:p text:style-name="P6"/>
      <text:p text:style-name="P6">void displayPolynomial(Term poly[], int n) {</text:p>
      <text:p text:style-name="P6"><text:s text:c="4"/>for (int i = 0; i &lt; n; i++) {</text:p>
      <text:p text:style-name="P6"><text:s text:c="8"/>if (poly[i].coefficient != 0) {</text:p>
      <text:p text:style-name="P6"><text:s text:c="12"/>if (i != 0 &amp;&amp; poly[i].coefficient &gt; 0) {</text:p>
      <text:p text:style-name="P6"><text:s text:c="16"/>printf(" + ");</text:p>
      <text:p text:style-name="P6"><text:s text:c="12"/>}</text:p>
      <text:p text:style-name="P6"><text:s text:c="12"/>if (poly[i].exponent == 0) {</text:p>
      <text:p text:style-name="P6"><text:soft-page-break/><text:s text:c="16"/>printf("%d", poly[i].coefficient);</text:p>
      <text:p text:style-name="P6"><text:s text:c="12"/>} else if (poly[i].exponent == 1) {</text:p>
      <text:p text:style-name="P6"><text:s text:c="16"/>printf("%dx", poly[i].coefficient);</text:p>
      <text:p text:style-name="P6"><text:s text:c="12"/>} else {</text:p>
      <text:p text:style-name="P6"><text:s text:c="16"/>printf("%dx^%d", poly[i].coefficient, poly[i].exponent);</text:p>
      <text:p text:style-name="P6"><text:s text:c="12"/>}</text:p>
      <text:p text:style-name="P6"><text:s text:c="8"/>}</text:p>
      <text:p text:style-name="P6"><text:s text:c="4"/>}</text:p>
      <text:p text:style-name="P6"><text:s text:c="4"/>printf("\n");</text:p>
      <text:p text:style-name="P6">}</text:p>
      <text:p text:style-name="P6"/>
      <text:p text:style-name="P6">int main() {</text:p>
      <text:p text:style-name="P6"><text:s text:c="4"/>Term poly1[100];</text:p>
      <text:p text:style-name="P6"><text:s text:c="4"/>int n1, n2;</text:p>
      <text:p text:style-name="P6"><text:s text:c="4"/>printf("Enter the first polynomial:\n");</text:p>
      <text:p text:style-name="P6"><text:s text:c="4"/>inputPolynomial(poly1, &amp;n1);</text:p>
      <text:p text:style-name="P6"><text:s text:c="4"/>printf("Enter the second polynomial:\n");</text:p>
      <text:p text:style-name="P6"><text:s text:c="4"/>printf("\nPolynomial 1: ");</text:p>
      <text:p text:style-name="P6"><text:s text:c="4"/>displayPolynomial(poly1, n1);</text:p>
      <text:p text:style-name="P6"><text:s text:c="4"/>printf("Polynomial 2: ");</text:p>
      <text:p text:style-name="P6"/>
      <text:p text:style-name="P6"><text:s text:c="4"/>return 0;</text:p>
      <text:p text:style-name="P6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5:57:19.680457191</meta:creation-date>
    <dc:date>2025-10-09T15:04:34.127253064</dc:date>
    <meta:editing-duration>PT19M4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0" meta:paragraph-count="778" meta:word-count="2370" meta:character-count="18220" meta:non-whitespace-character-count="12005"/>
  </office:meta>
</office:document-meta>
</file>